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776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officeooo:rsid="0001776f" officeooo:paragraph-rsid="0001776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paragraph-rsid="0001776f" style:font-size-asian="36pt" style:font-weight-asian="bold" style:font-size-complex="36pt" style:font-weight-complex="bold"/>
    </style:style>
    <style:style style:name="P6" style:family="paragraph" style:parent-style-name="Standard">
      <style:text-properties officeooo:paragraph-rsid="0001776f"/>
    </style:style>
    <style:style style:name="P7" style:family="paragraph" style:parent-style-name="Standard">
      <style:paragraph-properties fo:text-align="center" style:justify-single-word="false"/>
      <style:text-properties officeooo:rsid="000285ed" officeooo:paragraph-rsid="000285e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06fce2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543a74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54f2c" officeooo:paragraph-rsid="00054f2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6fce2" officeooo:paragraph-rsid="0006fce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e3f9" officeooo:paragraph-rsid="0055fd0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e4e6" officeooo:paragraph-rsid="0055fd0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7c5" officeooo:paragraph-rsid="0055fd0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6fce2" officeooo:paragraph-rsid="0055fd0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595843" officeooo:paragraph-rsid="0059584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054f2c" officeooo:paragraph-rsid="00054f2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5ac4ab" officeooo:paragraph-rsid="005ac4a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fead" officeooo:paragraph-rsid="0055fd0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543a74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54f2c" officeooo:paragraph-rsid="00054f2c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fce2" officeooo:paragraph-rsid="0055fd06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fce2" officeooo:paragraph-rsid="0055fd06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61410d"/>
    </style:style>
    <style:style style:name="P25" style:family="paragraph" style:parent-style-name="Standard">
      <style:paragraph-properties fo:text-align="start" style:justify-single-word="false"/>
      <style:text-properties officeooo:paragraph-rsid="00595843"/>
    </style:style>
    <style:style style:name="P26" style:family="paragraph" style:parent-style-name="Standard">
      <style:paragraph-properties fo:margin-top="0.101cm" fo:margin-bottom="0.101cm" loext:contextual-spacing="false"/>
      <style:text-properties style:use-window-font-color="true" fo:font-weight="normal" officeooo:rsid="00184f53" officeooo:paragraph-rsid="00595843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officeooo:paragraph-rsid="00595843"/>
    </style:style>
    <style:style style:name="P28" style:family="paragraph" style:parent-style-name="Standard">
      <style:paragraph-properties fo:margin-top="0.101cm" fo:margin-bottom="0.101cm" loext:contextual-spacing="false"/>
      <style:text-properties officeooo:paragraph-rsid="0061410d"/>
    </style:style>
    <style:style style:name="T1" style:family="text">
      <style:text-properties officeooo:rsid="0001776f"/>
    </style:style>
    <style:style style:name="T2" style:family="text">
      <style:text-properties officeooo:rsid="0003b167"/>
    </style:style>
    <style:style style:name="T3" style:family="text">
      <style:text-properties fo:font-size="12pt" officeooo:rsid="0041fead" style:font-size-asian="10.5pt" style:font-size-complex="12pt"/>
    </style:style>
    <style:style style:name="T4" style:family="text">
      <style:text-properties fo:font-size="12pt" officeooo:rsid="004427c5" style:font-size-asian="10.5pt" style:font-size-complex="12pt"/>
    </style:style>
    <style:style style:name="T5" style:family="text">
      <style:text-properties fo:font-size="12pt" officeooo:rsid="0048a609" style:font-size-asian="10.5pt" style:font-size-complex="12pt"/>
    </style:style>
    <style:style style:name="T6" style:family="text">
      <style:text-properties fo:font-size="12pt" officeooo:rsid="0048e4e6" style:font-size-asian="10.5pt" style:font-size-complex="12pt"/>
    </style:style>
    <style:style style:name="T7" style:family="text">
      <style:text-properties fo:font-size="12pt" officeooo:rsid="0049d405" style:font-size-asian="10.5pt" style:font-size-complex="12pt"/>
    </style:style>
    <style:style style:name="T8" style:family="text">
      <style:text-properties fo:font-size="12pt" officeooo:rsid="004c42f0" style:font-size-asian="10.5pt" style:font-size-complex="12pt"/>
    </style:style>
    <style:style style:name="T9" style:family="text">
      <style:text-properties fo:font-size="12pt" officeooo:rsid="004defc0" style:font-size-asian="10.5pt" style:font-size-complex="12pt"/>
    </style:style>
    <style:style style:name="T10" style:family="text">
      <style:text-properties fo:font-size="12pt" officeooo:rsid="004f4be4" style:font-size-asian="10.5pt" style:font-size-complex="12pt"/>
    </style:style>
    <style:style style:name="T11" style:family="text">
      <style:text-properties fo:font-size="12pt" officeooo:rsid="00511179" style:font-size-asian="10.5pt" style:font-size-complex="12pt"/>
    </style:style>
    <style:style style:name="T12" style:family="text">
      <style:text-properties fo:font-size="12pt" style:text-underline-style="none" style:font-size-asian="10.5pt" style:font-size-complex="12pt"/>
    </style:style>
    <style:style style:name="T13" style:family="text">
      <style:text-properties fo:font-size="12pt" style:text-underline-style="none" officeooo:rsid="0008cfcc" style:font-size-asian="10.5pt" style:font-size-complex="12pt"/>
    </style:style>
    <style:style style:name="T14" style:family="text">
      <style:text-properties fo:font-size="12pt" style:text-underline-style="none" officeooo:rsid="0009a2de" style:font-size-asian="10.5pt" style:font-size-complex="12pt"/>
    </style:style>
    <style:style style:name="T15" style:family="text">
      <style:text-properties fo:font-size="12pt" style:text-underline-style="none" officeooo:rsid="000ae4b3" style:font-size-asian="10.5pt" style:font-size-complex="12pt"/>
    </style:style>
    <style:style style:name="T16" style:family="text">
      <style:text-properties fo:font-size="12pt" style:text-underline-style="none" officeooo:rsid="0041fead" style:font-size-asian="10.5pt" style:font-size-complex="12pt"/>
    </style:style>
    <style:style style:name="T17" style:family="text">
      <style:text-properties fo:font-size="12pt" style:text-underline-style="none" officeooo:rsid="00595843" style:font-size-asian="10.5pt" style:font-size-complex="12pt"/>
    </style:style>
    <style:style style:name="T18" style:family="text">
      <style:text-properties fo:font-size="12pt" style:text-underline-style="none" fo:font-weight="normal" officeooo:rsid="004427c5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48e4e6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49d405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5268c1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543a74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officeooo:rsid="005ac4ab" style:font-size-asian="12pt" style:font-size-complex="12pt"/>
    </style:style>
    <style:style style:name="T24" style:family="text">
      <style:text-properties style:text-underline-style="none" officeooo:rsid="00543a74"/>
    </style:style>
    <style:style style:name="T25" style:family="text">
      <style:text-properties officeooo:rsid="00543a74"/>
    </style:style>
    <style:style style:name="T26" style:family="text">
      <style:text-properties officeooo:rsid="0055fd06"/>
    </style:style>
    <style:style style:name="T27" style:family="text">
      <style:text-properties officeooo:rsid="005b7aee"/>
    </style:style>
    <style:style style:name="T28" style:family="text">
      <style:text-properties officeooo:rsid="005d5f79"/>
    </style:style>
    <style:style style:name="T29" style:family="text">
      <style:text-properties officeooo:rsid="005ecd5b"/>
    </style:style>
    <style:style style:name="T30" style:family="text">
      <style:text-properties officeooo:rsid="0061410d"/>
    </style:style>
    <style:style style:name="T31" style:family="text">
      <style:text-properties officeooo:rsid="0061dd0c"/>
    </style:style>
    <style:style style:name="T32" style:family="text">
      <style:text-properties officeooo:rsid="0061f0d9"/>
    </style:style>
    <style:style style:name="T33" style:family="text">
      <style:text-properties style:use-window-font-color="true" fo:font-weight="normal" officeooo:rsid="00184f53" style:font-weight-asian="normal" style:font-weight-complex="normal"/>
    </style:style>
    <style:style style:name="T34" style:family="text">
      <style:text-properties style:use-window-font-color="true" fo:font-weight="normal" officeooo:rsid="0061f0d9" style:font-weight-asian="normal" style:font-weight-complex="normal"/>
    </style:style>
    <style:style style:name="T35" style:family="text">
      <style:text-properties style:use-window-font-color="true" fo:font-weight="normal" officeooo:rsid="00172baf" style:font-weight-asian="normal" style:font-weight-complex="normal"/>
    </style:style>
    <style:style style:name="T36" style:family="text">
      <style:text-properties style:use-window-font-color="true" fo:font-weight="normal" officeooo:rsid="0062e0d1" style:font-weight-asian="normal" style:font-weight-complex="normal"/>
    </style:style>
    <style:style style:name="T37" style:family="text">
      <style:text-properties style:use-window-font-color="true" fo:font-weight="normal" officeooo:rsid="0064a4de" style:font-weight-asian="normal" style:font-weight-complex="normal"/>
    </style:style>
    <style:style style:name="T38" style:family="text">
      <style:text-properties style:use-window-font-color="true" fo:font-weight="normal" officeooo:rsid="0064ac44" style:font-weight-asian="normal" style:font-weight-complex="normal"/>
    </style:style>
    <style:style style:name="T39" style:family="text">
      <style:text-properties style:use-window-font-color="true" fo:font-size="12pt" style:text-underline-style="none" fo:font-weight="normal" officeooo:rsid="00184f53" style:font-size-asian="10.5pt" style:font-weight-asian="normal" style:font-size-complex="12pt" style:font-weight-complex="normal"/>
    </style:style>
    <style:style style:name="T40" style:family="text">
      <style:text-properties officeooo:rsid="006606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6"/>
      <text:p text:style-name="P5">Algorithmique et Structures de Données <text:span text:style-name="T1">2</text:span></text:p>
      <text:p text:style-name="P6"/>
      <text:p text:style-name="P6"/>
      <text:p text:style-name="P2">Rapport Projet n°<text:span text:style-name="T1">1</text:span>:</text:p>
      <text:p text:style-name="P2"/>
      <text:p text:style-name="P4">Ensemb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Mamadou DIALLO</text:p>
      <text:p text:style-name="P7">Fatma MAOULOUD</text:p>
      <text:p text:style-name="P1">Groupe <text:span text:style-name="T2">4</text:span>03</text:p>
      <text:p text:style-name="P1"/>
      <text:p text:style-name="P1"/>
      <text:p text:style-name="P1"/>
      <text:p text:style-name="P1"/>
      <text:p text:style-name="P1"><text:soft-page-break/></text:p>
      <text:p text:style-name="P21">Introduction<text:span text:style-name="T12"> </text:span></text:p>
      <text:p text:style-name="P21"><text:span text:style-name="T12"/></text:p>
      <text:p text:style-name="P24"><text:s text:c="3"/>Ce projet consiste à comparer trois <text:span text:style-name="T27">différentes </text:span>implémentations d'ensembles <text:span text:style-name="T29">disposant </text:span>des méthodes décrites dans le sujet du premier TP<text:span text:style-name="T30">1</text:span> auxquelles s'ajoutent les méthodes d'intersection, d'union et de différence d'ensembles. <text:span text:style-name="T27">Le</text:span> premier ensemble implément<text:span text:style-name="T27">é</text:span> à l'aide d'un chaînage simple <text:span text:style-name="T27">sans doublons , le deuxième</text:span> <text:span text:style-name="T28">ensemble à l'aide d'un tableau statique trié </text:span>et <text:span text:style-name="T28">le dernier ensemble</text:span> à l'aide d'un <text:span text:style-name="T28">chaînage simple avec doublons </text:span></text:p>
      <text:p text:style-name="P18"/>
      <text:p text:style-name="P28"><text:span text:style-name="T33">Ce rapport présentera dans une première partie </text:span><text:span text:style-name="T34">les ambiguïtés du sujet ,les choix </text:span><text:span text:style-name="T36">effectués</text:span><text:span text:style-name="T34"> ainsi que</text:span><text:span text:style-name="T33"> les idées d’améliorations du programme. Dans une seconde partie les coûts temporels et </text:span><text:span text:style-name="T38">spatiales</text:span><text:span text:style-name="T33"> </text:span></text:p>
      <text:p text:style-name="P10"/>
      <text:p text:style-name="P10"/>
      <text:p text:style-name="P9">I<text:span text:style-name="T40">I</text:span>- <text:span text:style-name="T25">Ensembles.</text:span></text:p>
      <text:p text:style-name="P9"/>
      <text:p text:style-name="P15"><text:s text:c="3"/><text:span text:style-name="T26">Nos trois différentes Ensembles de ce projet disposent des même méthodes décrites dans le TP1 auxquelles se rajoutent trois autres méthodes qui sont « intersectionEns », « unionEns » et « differenceEns »</text:span></text:p>
      <text:p text:style-name="P12"><text:s/></text:p>
      <text:p text:style-name="P19"> intersectionEns :</text:p>
      <text:p text:style-name="P19"/>
      <text:p text:style-name="P23"><text:span text:style-name="T3"><text:s text:c="3"/></text:span><text:span text:style-name="T5">Cette méthode fait l'intersection </text:span><text:span text:style-name="T6">entre l'</text:span><text:span text:style-name="T5">ensemble courant et l'ensemble pris en paramètre , </text:span><text:span text:style-name="T8">elle modifie l'ensemble courant </text:span><text:span text:style-name="T9">de sorte </text:span><text:span text:style-name="T10">à</text:span><text:span text:style-name="T8"> conserv</text:span><text:span text:style-name="T11">er</text:span><text:span text:style-name="T8"> les éléments qui sont à la fois dans les deux ensembles</text:span></text:p>
      <text:p text:style-name="P19"/>
      <text:p text:style-name="P19"> UnionEns :</text:p>
      <text:p text:style-name="P19"/>
      <text:p text:style-name="P23"><text:span text:style-name="T3"><text:s text:c="3"/></text:span><text:span text:style-name="T6">Cette méthode fait l'union entre l'ensemble courant et l'ensemble pris en paramètre , </text:span><text:span text:style-name="T7">elle le fait en rajoutant les éléments du second ensemble dans l'ensemble courant.</text:span></text:p>
      <text:p text:style-name="P13"/>
      <text:p text:style-name="P22"><text:span text:style-name="T3"> differenceEn</text:span><text:span text:style-name="T4">s :</text:span><text:span text:style-name="T18"> </text:span></text:p>
      <text:p text:style-name="P14"/>
      <text:p text:style-name="P22"><text:span text:style-name="T18"><text:s text:c="3"/></text:span><text:span text:style-name="T19">Cette méthode fait l</text:span><text:span text:style-name="T20">a différence</text:span><text:span text:style-name="T19"> entre l'ensemble courant et l'ensemble pris en paramètre , </text:span><text:span text:style-name="T21">elle modifie l'ensemble courant de sorte à conserver que les éléments qui sont </text:span><text:span text:style-name="T22">présent</text:span><text:span text:style-name="T21"> dans l'ensemble courant et pas dans l'ensemble pris en paramètre.</text:span></text:p>
      <text:p text:style-name="P22"><text:span text:style-name="T21"/></text:p>
      <text:p text:style-name="P9"><text:span text:style-name="T24"><text:tab/><text:tab/><text:tab/></text:span><text:span text:style-name="T25">1</text:span> Premier Ensemble « Ensa »</text:p>
      <text:p text:style-name="P11"/>
      <text:p text:style-name="P8"><text:span text:style-name="T12"><text:tab/></text:span><text:span text:style-name="T13">Notre </text:span><text:span text:style-name="T16">première </text:span><text:span text:style-name="T15">implémentation</text:span><text:span text:style-name="T13"> consiste à réaliser un ensemble </text:span><text:span text:style-name="T15">grâce à la notion de programmation objet , cette classe sera implémentée </text:span><text:span text:style-name="T13">à l'aide d'un chaînage simple non trié sans doublons </text:span><text:span text:style-name="T14">où l'ajout se fait en queue de chaînag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11:21.709203050</meta:creation-date>
    <meta:generator>LibreOffice/5.0.3.2$Linux_X86_64 LibreOffice_project/00m0$Build-2</meta:generator>
    <dc:date>2017-03-10T18:38:36.639268289</dc:date>
    <meta:editing-duration>PT3H25M28S</meta:editing-duration>
    <meta:editing-cycles>105</meta:editing-cycles>
    <meta:document-statistic meta:table-count="0" meta:image-count="0" meta:object-count="0" meta:page-count="2" meta:paragraph-count="20" meta:word-count="289" meta:character-count="1896" meta:non-whitespace-character-count="1599"/>
  </office:meta>
</office:document-meta>
</file>